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36pt" fo:language="en" fo:country="US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8pt" fo:language="en" fo:country="US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4" style:family="paragraph" style:parent-style-name="List_20_Paragraph" style:list-style-name="WWNum1">
      <style:text-properties fo:font-size="22pt" fo:language="en" fo:country="US" style:font-size-asian="22pt" style:font-size-complex="22pt"/>
    </style:style>
    <style:style style:name="P5" style:family="paragraph" style:parent-style-name="List_20_Paragraph" style:list-style-name="WWNum2">
      <style:text-properties fo:font-size="22pt" fo:language="en" fo:country="US" style:font-size-asian="22pt" style:font-size-complex="22pt"/>
    </style:style>
    <style:style style:name="T1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2" style:family="text">
      <style:text-properties fo:font-size="22pt" fo:language="en" fo:country="US" style:font-size-asian="22pt" style:font-size-complex="22pt"/>
    </style:style>
    <style:style style:name="T3" style:family="text">
      <style:text-properties officeooo:rsid="0002e7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S PROPERTIES</text:p>
      <text:p text:style-name="P3"/>
      <text:p text:style-name="Standard"><text:span text:style-name="T1">Background Property :- </text:span><text:span text:style-name="T2">The background property is a shorthand property for:</text:span></text:p>
      <text:list xml:id="list1205821214" text:style-name="WWNum1">
        <text:list-item>
          <text:p text:style-name="P4">Background-color -&gt; Specifies the background color to be used</text:p>
        </text:list-item>
        <text:list-item>
          <text:p text:style-name="P4">Background-image -&gt; Specifies <text:span text:style-name="T3">one</text:span> or <text:span text:style-name="T3">more</text:span> background images to be used</text:p>
        </text:list-item>
        <text:list-item>
          <text:p text:style-name="P4">Background-position -&gt; Specifies the position of the background images</text:p>
        </text:list-item>
        <text:list-item>
          <text:p text:style-name="P4">Background-size -&gt; Specifies the size of the background images</text:p>
        </text:list-item>
        <text:list-item>
          <text:p text:style-name="P4">Background-repeat -&gt; Specifies how to repeat the background images</text:p>
        </text:list-item>
        <text:list-item>
          <text:p text:style-name="P4">Background-origin -&gt; Specifies the positioning area of the background images</text:p>
        </text:list-item>
        <text:list-item>
          <text:p text:style-name="P4">Background-attachment -&gt; Specifies whether the background images are <text:soft-page-break/>fixed or scrolls with the rest of the page</text:p>
        </text:list-item>
      </text:list>
      <text:p text:style-name="Standard"><text:span text:style-name="T1">Border Property :- </text:span><text:span text:style-name="T2">The border property is a shorthand property for:</text:span></text:p>
      <text:list xml:id="list2618042853" text:style-name="WWNum2">
        <text:list-item>
          <text:p text:style-name="P5">Border-width -&gt; Specifies the width of the border, default value is medium</text:p>
        </text:list-item>
        <text:list-item>
          <text:p text:style-name="P5">Border-style -&gt; Specifies the style of the border, default value is none</text:p>
        </text:list-item>
        <text:list-item>
          <text:p text:style-name="P5">Border-color -&gt; Specifies the color of the border, default value is the color of the text</text:p>
        </text:list-item>
        <text:list-item>
          <text:p text:style-name="P5">Border-bottom -&gt; A shorthand property for border-bottom-width, border-bottom-style and border-bottom-color</text:p>
        </text:list-item>
      </text:list>
      <text:p text:style-name="Standard"><text:span text:style-name="T1">box-shadow -&gt;</text:span><text:span text:style-name="T2"> Attaches one or more shadows to an element</text:span></text:p>
      <text:p text:style-name="Standard"><text:span text:style-name="T1">box-sizing -&gt;</text:span><text:span text:style-name="T2"> Defines how the width and height of an element are calculated: should they include padding and borders or not</text:span></text:p>
      <text:p text:style-name="Standard"><text:span text:style-name="T1">color -&gt; </text:span><text:span text:style-name="T2">Sets the color of the text</text:span></text:p>
      <text:p text:style-name="Standard"><text:soft-page-break/><text:span text:style-name="T1">column-count -&gt;</text:span><text:span text:style-name="T2"> Specifies the number of columns an element should be divided into</text:span></text:p>
      <text:p text:style-name="Standard"><text:span text:style-name="T1">column-width -&gt;</text:span><text:span text:style-name="T2"> Defines the maximum width for each column</text:span></text:p>
      <text:p text:style-name="Standard"><text:span text:style-name="T1">direction -&gt; </text:span><text:span text:style-name="T2">Specifies the text direction/writing direction</text:span></text:p>
      <text:p text:style-name="Standard"><text:span text:style-name="T1">display -&gt;</text:span><text:span text:style-name="T2"> Specifies how a certain HTML element should be displayed</text:span></text:p>
      <text:p text:style-name="Standard"><text:span text:style-name="T1">filter -&gt; </text:span><text:span text:style-name="T2">Defines effects such as blurring or color shifting on an element before the element is displayed</text:span></text:p>
      <text:p text:style-name="Standard"><text:span text:style-name="T1">flex -&gt; </text:span><text:span text:style-name="T2">A shorthand property for the flex-grow, flex-shrink, and the flex-basis properties</text:span></text:p>
      <text:p text:style-name="Standard"><text:span text:style-name="T1">font -&gt; </text:span><text:span text:style-name="T2">A shorthand property for the font-style, font-variant, font-weight, font-size, line-height and the font-family properties</text:span></text:p>
      <text:p text:style-name="Standard"><text:span text:style-name="T1">gap -&gt; </text:span><text:span text:style-name="T2">A shorthand property for the row-gap and the column-gap properties</text:span></text:p>
      <text:p text:style-name="Standard"><text:span text:style-name="T1">grid -&gt; </text:span><text:span text:style-name="T2">A shorthand property for the grid-template-row, grid-template-</text:span><text:soft-page-break/><text:span text:style-name="T2">columns, grid-template-areas, grid-auto-rows, grid-auto-columns, and the grid-auto-flow properties</text:span></text:p>
      <text:p text:style-name="Standard"><text:span text:style-name="T1">justify-content -&gt; </text:span><text:span text:style-name="T2">Specifies the alignment between the items inside a flexible container when the items do not use all available space</text:span></text:p>
      <text:p text:style-name="Standard"><text:span text:style-name="T1">letter-spacing -&gt; </text:span><text:span text:style-name="T2">Increase or decrease the space between characters in a text</text:span></text:p>
      <text:p text:style-name="Standard"><text:span text:style-name="T1">list-style-image -&gt; </text:span><text:span text:style-name="T2">Specifies an image as the list-item marker</text:span></text:p>
      <text:p text:style-name="Standard"><text:span text:style-name="T1">list-style-position -&gt; </text:span><text:span text:style-name="T2">Specifies the position of the list-item markers</text:span></text:p>
      <text:p text:style-name="Standard"><text:span text:style-name="T1">list-style-type -&gt; </text:span><text:span text:style-name="T2">Specifies the type of list-item marker </text:span></text:p>
      <text:p text:style-name="Standard"><text:span text:style-name="T1">margin -&gt; </text:span><text:span text:style-name="T2">Sets all the margin properties in one declaration</text:span></text:p>
      <text:p text:style-name="Standard"><text:span text:style-name="T1">max-height -&gt; </text:span><text:span text:style-name="T2">Sets the maximum height of an element</text:span></text:p>
      <text:p text:style-name="Standard"><text:span text:style-name="T1">min-height -&gt; </text:span><text:span text:style-name="T2">Sets the minimum height of an element</text:span></text:p>
      <text:p text:style-name="Standard"><text:soft-page-break/><text:span text:style-name="T1">max-width -&gt; </text:span><text:span text:style-name="T2">Sets the maximum width of an element</text:span></text:p>
      <text:p text:style-name="Standard"><text:span text:style-name="T1">min-width -&gt; </text:span><text:span text:style-name="T2">Sets the minimum width of an element</text:span></text:p>
      <text:p text:style-name="Standard"><text:span text:style-name="T1">opacity -&gt; </text:span><text:span text:style-name="T2">Sets the opacity level for an element</text:span></text:p>
      <text:p text:style-name="Standard"><text:span text:style-name="T1">outline-color -&gt; </text:span><text:span text:style-name="T2">Sets the color of an outline</text:span></text:p>
      <text:p text:style-name="Standard"><text:span text:style-name="T1">outline-style-&gt; </text:span><text:span text:style-name="T2">Sets the style of an outline</text:span></text:p>
      <text:p text:style-name="Standard"><text:span text:style-name="T1">outline-width -&gt; </text:span><text:span text:style-name="T2">Sets the width of an outline</text:span></text:p>
      <text:p text:style-name="Standard"><text:span text:style-name="T1">overflow -&gt; </text:span><text:span text:style-name="T2">Specifies what happens if content overflows an element’s box</text:span></text:p>
      <text:p text:style-name="Standard"><text:span text:style-name="T1">padding -&gt; </text:span><text:span text:style-name="T2">A shorthand property for all the padding-bottom, padding-left, padding-right, padding-top</text:span></text:p>
      <text:p text:style-name="Standard"><text:span text:style-name="T1">position -&gt; </text:span><text:span text:style-name="T2">Specifies the type of positioning method used for an element like- static, relative, absolute, and fixed</text:span></text:p>
      <text:p text:style-name="Standard"><text:span text:style-name="T1">quotes -&gt; </text:span><text:span text:style-name="T2">Sets the type of quotation marks for embedded quotation</text:span></text:p>
      <text:p text:style-name="Standard"><text:soft-page-break/><text:span text:style-name="T1">scroll-behavior -&gt; </text:span><text:span text:style-name="T2">Specifies whether to smoothly animate the scroll position in a scrollable box, instead of a straight jump</text:span></text:p>
      <text:p text:style-name="Standard"><text:span text:style-name="T1">text-align -&gt; </text:span><text:span text:style-name="T2">Specifies the horizontal alignment of text</text:span></text:p>
      <text:p text:style-name="Standard"><text:span text:style-name="T1">text-decoration -&gt; </text:span><text:span text:style-name="T2">Specifies the decoration added text with text-decoration-color, text-decoration-line, text-decoration-style</text:span></text:p>
      <text:p text:style-name="Standard"><text:span text:style-name="T1">text-indent -&gt; </text:span><text:span text:style-name="T2">Specifies the indentation of the first line in a text-block</text:span></text:p>
      <text:p text:style-name="Standard"><text:span text:style-name="T1">text-justify -&gt; </text:span><text:span text:style-name="T2">Specifies the <text:s/>justification method used when text-align is “justify”</text:span></text:p>
      <text:p text:style-name="Standard"><text:span text:style-name="T1">text-shadow -&gt; </text:span><text:span text:style-name="T2">Adds shadow to text</text:span></text:p>
      <text:p text:style-name="Standard"><text:span text:style-name="T1">text-transform -&gt; </text:span><text:span text:style-name="T2">Controls the capitalization of text</text:span></text:p>
      <text:p text:style-name="Standard"><text:span text:style-name="T1">user-select -&gt; </text:span><text:span text:style-name="T2">Specifies whether the text of an element can be selected or not</text:span></text:p>
      <text:p text:style-name="Standard"><text:soft-page-break/><text:span text:style-name="T1">visibility -&gt; </text:span><text:span text:style-name="T2">Specifies whether or not an element is visible</text:span></text:p>
      <text:p text:style-name="Standard"><text:span text:style-name="T1">word-break -&gt; </text:span><text:span text:style-name="T2">Specifies how words should break when reaching the end of a line</text:span></text:p>
      <text:p text:style-name="Standard"><text:span text:style-name="T1">word-spacing -&gt; </text:span><text:span text:style-name="T2">Increases or decreases the space between words in a text</text:span></text:p>
      <text:p text:style-name="Standard"><text:span text:style-name="T1">z-index -&gt; </text:span><text:span text:style-name="T2">Sets the stack of a positioned element</text:span><text:span text:style-name="T1">.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30T06:37:00</meta:creation-date>
    <meta:initial-creator>rehanrizwan2019@outlook.com</meta:initial-creator>
    <dc:date>2022-01-10T18:46:29.408526484</dc:date>
    <meta:editing-cycles>60</meta:editing-cycles>
    <meta:editing-duration>PT2H45M14S</meta:editing-duration>
    <meta:generator>LibreOffice/6.0.7.3$Linux_X86_64 LibreOffice_project/00m0$Build-3</meta:generator>
    <meta:document-statistic meta:table-count="0" meta:image-count="0" meta:object-count="0" meta:page-count="7" meta:paragraph-count="56" meta:word-count="635" meta:character-count="4153" meta:non-whitespace-character-count="3583"/>
    <meta:user-defined meta:name="DocSecurity" meta:value-type="float">0</meta:user-defined>
    <meta:user-defined meta:name="ICV">629AD1F011574AEE8BE68F48397E626C</meta:user-defined>
    <meta:user-defined meta:name="KSOProductBuildVer">1033-11.2.0.10426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" xlink:href=""/>
  </office:meta>
</office:document-meta>
</file>